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rsid="001fc619" officeooo:paragraph-rsid="001fc619" style:font-size-asian="16pt" style:font-size-complex="16pt"/>
    </style:style>
    <style:style style:name="P2" style:family="paragraph" style:parent-style-name="Preformatted_20_Text">
      <style:text-properties fo:font-size="16pt" officeooo:rsid="001fc619" officeooo:paragraph-rsid="001fc619" style:font-size-asian="14pt" style:font-size-complex="16pt"/>
    </style:style>
    <style:style style:name="P3" style:family="paragraph" style:parent-style-name="Preformatted_20_Text">
      <style:text-properties fo:font-size="16pt" fo:font-weight="bold" officeooo:rsid="001fc619" officeooo:paragraph-rsid="001fc619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color="#800000" fo:font-size="20pt" fo:font-weight="bold" officeooo:rsid="001fc619" officeooo:paragraph-rsid="001fc619" style:font-size-asian="20pt" style:font-weight-asian="bold" style:font-size-complex="2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fo:font-size="16pt" fo:font-weight="bold" officeooo:rsid="001fc619" officeooo:paragraph-rsid="001fc619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fo:color="#000000" fo:font-size="16pt" fo:font-weight="bold" officeooo:rsid="001fc619" officeooo:paragraph-rsid="001fc619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color="#cc0000" fo:font-size="20pt" fo:font-weight="bold" officeooo:rsid="001fc619" officeooo:paragraph-rsid="001fc619" style:font-size-asian="20pt" style:font-weight-asian="bold" style:font-size-complex="20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color="#cc0000" fo:font-size="20pt" fo:font-weight="bold" officeooo:rsid="00244a0a" officeooo:paragraph-rsid="00244a0a" style:font-size-asian="17.5pt" style:font-weight-asian="bold" style:font-size-complex="20pt" style:font-weight-complex="bold"/>
    </style:style>
    <style:style style:name="P9" style:family="paragraph" style:parent-style-name="Preformatted_20_Text">
      <style:text-properties fo:color="#333333" fo:font-size="16pt" officeooo:rsid="001fc619" officeooo:paragraph-rsid="001fc619" style:font-size-asian="16pt" style:font-size-complex="16pt"/>
    </style:style>
    <style:style style:name="P10" style:family="paragraph" style:parent-style-name="Preformatted_20_Text">
      <style:paragraph-properties fo:text-align="start" style:justify-single-word="false"/>
      <style:text-properties fo:color="#333333" fo:font-size="16pt" fo:font-weight="normal" officeooo:rsid="001fc619" officeooo:paragraph-rsid="001fc619" style:font-size-asian="16pt" style:font-weight-asian="normal" style:font-size-complex="16pt" style:font-weight-complex="normal"/>
    </style:style>
    <style:style style:name="P11" style:family="paragraph" style:parent-style-name="Preformatted_20_Text">
      <style:text-properties fo:color="#333333" fo:font-size="16pt" fo:font-weight="bold" officeooo:rsid="001fc619" officeooo:paragraph-rsid="001fc619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Lucida Console" fo:font-size="16pt" fo:language="it" fo:country="IT" style:text-underline-style="none" fo:font-weight="bold" officeooo:rsid="002e323f" officeooo:paragraph-rsid="00244a0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Lucida Console" fo:font-size="13pt" fo:language="it" fo:country="IT" style:text-underline-style="none" fo:font-weight="bold" officeooo:rsid="0026e571" officeooo:paragraph-rsid="0026e57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ucida Console" fo:font-size="13pt" fo:language="it" fo:country="IT" style:text-underline-style="none" fo:font-weight="bold" officeooo:rsid="0026e571" officeooo:paragraph-rsid="002c94c8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Lucida Console" fo:font-size="13pt" fo:language="it" fo:country="IT" style:text-underline-style="none" fo:font-weight="bold" officeooo:rsid="002c94c8" officeooo:paragraph-rsid="002c94c8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33333" style:font-name="Lucida Console" fo:font-size="16pt" fo:language="it" fo:country="IT" style:text-underline-style="none" fo:font-weight="normal" officeooo:rsid="002e323f" officeooo:paragraph-rsid="00244a0a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cc0000" style:font-name="Lucida Console" fo:font-size="20pt" fo:language="it" fo:country="IT" style:text-underline-style="none" fo:font-weight="bold" officeooo:rsid="0026245a" officeooo:paragraph-rsid="0026245a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c0000" style:font-name="Lucida Console" fo:font-size="13pt" fo:language="it" fo:country="IT" style:text-underline-style="none" fo:font-weight="bold" officeooo:rsid="0026e571" officeooo:paragraph-rsid="0026e571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999999" style:font-name="Lucida Console" fo:font-size="13pt" fo:language="it" fo:country="IT" style:text-underline-style="none" fo:font-weight="bold" officeooo:rsid="0026e571" officeooo:paragraph-rsid="0026e571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808080" style:font-name="Lucida Console" fo:font-size="13pt" fo:language="it" fo:country="IT" style:text-underline-style="none" fo:font-weight="bold" officeooo:rsid="0026e571" officeooo:paragraph-rsid="0026e571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c0000" style:font-name="Lucida Console" fo:font-size="20pt" fo:language="it" fo:country="IT" style:text-underline-style="none" fo:font-weight="bold" officeooo:rsid="0026245a" officeooo:paragraph-rsid="0026245a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999999" style:font-name="Lucida Console" fo:font-size="13pt" fo:language="it" fo:country="IT" style:text-underline-style="none" fo:font-weight="bold" officeooo:rsid="0026e571" officeooo:paragraph-rsid="0026e571" style:font-size-asian="13pt" style:font-weight-asian="bold" style:font-size-complex="13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4a0a"/>
    </style:style>
    <style:style style:name="T5" style:family="text">
      <style:text-properties fo:color="#999999"/>
    </style:style>
    <style:style style:name="T6" style:family="text">
      <style:text-properties officeooo:rsid="002c94c8"/>
    </style:style>
    <style:style style:name="T7" style:family="text">
      <style:text-properties fo:color="#66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UX</text:p>
      <text:p text:style-name="P9">--implementazione di un Multiplexer a due bit</text:p>
      <text:p text:style-name="P9"/>
      <text:p text:style-name="P6">entity Mux is</text:p>
      <text:p text:style-name="P9">--a e b ingressi, s selettore,r risultato</text:p>
      <text:p text:style-name="P1"><text:tab/><text:span text:style-name="T3">port(a,b,s: in bit;</text:span></text:p>
      <text:p text:style-name="P3"><text:tab/><text:tab/>r: out bit);</text:p>
      <text:p text:style-name="P3">end Mux;</text:p>
      <text:p text:style-name="P1"/>
      <text:p text:style-name="P3">architecture MX of Mux is </text:p>
      <text:p text:style-name="P3"><text:tab/>begin</text:p>
      <text:p text:style-name="P11"/>
      <text:p text:style-name="P1"><text:tab/><text:span text:style-name="T3">r &lt;= ( a and (not s) ) or (b and s);</text:span></text:p>
      <text:p text:style-name="P3">end MX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><text:soft-page-break/>CARRY LOOK AHEAD </text:p>
      <text:p text:style-name="P4"/>
      <text:p text:style-name="P10">--Implementazione del Carry Look Ahead a 4 bit</text:p>
      <text:p text:style-name="P5"/>
      <text:p text:style-name="P5">Entity carrylookahead is</text:p>
      <text:p text:style-name="P10"/>
      <text:p text:style-name="P5">port( a,b: in bit_Vector(3 downto 0);</text:p>
      <text:p text:style-name="P5"><text:tab/> <text:s/>cin: in bit;<text:tab/><text:tab/></text:p>
      <text:p text:style-name="P5"><text:tab/> <text:s/>s: out bit_Vector(3 downto 0);</text:p>
      <text:p text:style-name="P5"><text:tab/> <text:s/>cout: out bit);</text:p>
      <text:p text:style-name="P5"><text:tab/> </text:p>
      <text:p text:style-name="P5">end carrylookahead;</text:p>
      <text:p text:style-name="P10"/>
      <text:p text:style-name="P5">Architecture CarryLookAhead4bit of carrylookahead is</text:p>
      <text:p text:style-name="P10"/>
      <text:p text:style-name="P5">signal p,g: bit_vector(3 downto 0);</text:p>
      <text:p text:style-name="P5">signal c : bit_vector(3 downto 0);</text:p>
      <text:p text:style-name="P5"/>
      <text:p text:style-name="P5"><text:tab/>begin</text:p>
      <text:p text:style-name="P10"/>
      <text:p text:style-name="P10">--generate g = a and b</text:p>
      <text:p text:style-name="P10"><text:tab/><text:span text:style-name="T2">g(0) &lt;= a(0) and b(0);</text:span></text:p>
      <text:p text:style-name="P5"><text:tab/>g(1) &lt;= a(1) and b(1);</text:p>
      <text:p text:style-name="P5"><text:tab/>g(2) &lt;= a(2) and b(2);</text:p>
      <text:p text:style-name="P5"><text:tab/>g(3) &lt;= a(3) and b(3);</text:p>
      <text:p text:style-name="P10">--propagate p = a xor b;</text:p>
      <text:p text:style-name="P10"><text:tab/><text:span text:style-name="T2">p(0) &lt;= a(0) xor b(0);</text:span></text:p>
      <text:p text:style-name="P5"><text:tab/>p(1) &lt;= a(1) xor b(1);</text:p>
      <text:p text:style-name="P5"><text:tab/>p(2) &lt;= a(2) xor b(2);</text:p>
      <text:p text:style-name="P5"><text:tab/>p(3) &lt;= a(3) xor b(3);</text:p>
      <text:p text:style-name="P5"/>
      <text:p text:style-name="P10">--carry </text:p>
      <text:p text:style-name="P10"/>
      <text:p text:style-name="P10"><text:tab/><text:span text:style-name="T2">c(0) &lt;= cin;</text:span></text:p>
      <text:p text:style-name="P5"><text:tab/>c(1) &lt;= (g(0) or (c(0) and p(0)));</text:p>
      <text:p text:style-name="P10"><text:tab/><text:span text:style-name="T2">c(2) &lt;= (g(1) or((g(0) or (c(0) and p(0))) and <text:tab/><text:tab/><text:tab/> p(1)));</text:span></text:p>
      <text:p text:style-name="P10"/>
      <text:p text:style-name="P10"><text:soft-page-break/><text:tab/><text:span text:style-name="T2">c(3) &lt;= (g(2) or ( (g(1) or((g(0) or (c(0) and <text:tab/><text:tab/><text:tab/> p(0))) and p(1))) and p(2)));</text:span></text:p>
      <text:p text:style-name="P10"/>
      <text:p text:style-name="P10"><text:tab/><text:span text:style-name="T2">cout &lt;= (g(3) or ( (g(2) or ( (g(1) or((g(0) <text:tab/><text:tab/><text:tab/> or (c(0) and p(0))) and p(1))) and <text:tab/><text:tab/><text:tab/><text:tab/> p(2))) and p(3))) ;</text:span></text:p>
      <text:p text:style-name="P10"><text:tab/></text:p>
      <text:p text:style-name="P10">--somma s(i-esima) = p(i-esimo) xor c(i-esimo-1)</text:p>
      <text:p text:style-name="P10"><text:tab/><text:span text:style-name="T2">s(0) &lt;= p(0) xor c(0);</text:span></text:p>
      <text:p text:style-name="P5"><text:tab/>s(1) &lt;= p(1) xor c(1);</text:p>
      <text:p text:style-name="P5"><text:tab/>s(2) &lt;= p(2) xor c(2);</text:p>
      <text:p text:style-name="P5"><text:tab/>s(3) &lt;= p(3) xor c(3);</text:p>
      <text:p text:style-name="P5"><text:tab/></text:p>
      <text:p text:style-name="P5">end CarryLookAhead4bit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CARRY SELECT </text:p>
      <text:p text:style-name="P8"/>
      <text:p text:style-name="P16">--<text:span text:style-name="T4">Implementazione Carry Select ad otto bit</text:span></text:p>
      <text:p text:style-name="P12">Entity CarrySelect8 is </text:p>
      <text:p text:style-name="P12"/>
      <text:p text:style-name="P16">--ingressi A(0:7), B(0:7), cin</text:p>
      <text:p text:style-name="P16">--uscite: cout, S(0:7)</text:p>
      <text:p text:style-name="P12"><text:tab/>port(</text:p>
      <text:p text:style-name="P12"><text:tab/><text:tab/>a,b : in bit_Vector(7 downto 0 );</text:p>
      <text:p text:style-name="P12"><text:tab/><text:tab/>cin : in bit;</text:p>
      <text:p text:style-name="P12"><text:tab/><text:tab/>s : out bit_Vector(7 downto 0);</text:p>
      <text:p text:style-name="P12"><text:tab/><text:tab/>cout : out bit</text:p>
      <text:p text:style-name="P12"><text:tab/><text:tab/>);</text:p>
      <text:p text:style-name="P12">end CarrySelect8;</text:p>
      <text:p text:style-name="P16"/>
      <text:p text:style-name="P12">Architecture CS8b of CarrySelect8 is</text:p>
      <text:p text:style-name="P16"/>
      <text:p text:style-name="P16"><text:tab/></text:p>
      <text:p text:style-name="P12">signal s0,s1 : bit_Vector(3 downto 0);</text:p>
      <text:p text:style-name="P12">signal c0,c1,ci : bit;</text:p>
      <text:p text:style-name="P16"/>
      <text:p text:style-name="P16">--inclusione dei componenti CarryLookAhead a 4 bit</text:p>
      <text:p text:style-name="P12">component carrylookahead is</text:p>
      <text:p text:style-name="P16"><text:s/></text:p>
      <text:p text:style-name="P12">port( a,b: in bit_Vector(3 downto 0 );</text:p>
      <text:p text:style-name="P12"><text:tab/> <text:s/>cin: in bit;<text:tab/><text:tab/></text:p>
      <text:p text:style-name="P12"><text:tab/> <text:s/>s: out bit_Vector(3 downto 0 );</text:p>
      <text:p text:style-name="P12"><text:tab/> <text:s/>cout: out bit</text:p>
      <text:p text:style-name="P12"><text:tab/> <text:s/>);</text:p>
      <text:p text:style-name="P12">end component;</text:p>
      <text:p text:style-name="P12"/>
      <text:p text:style-name="P16">--inclusione dei componenti del Mux a 2 bit</text:p>
      <text:p text:style-name="P12">component Mux is</text:p>
      <text:p text:style-name="P16"/>
      <text:p text:style-name="P12">port(a,b,s: in bit;</text:p>
      <text:p text:style-name="P12"><text:tab/><text:tab/>r: out bit</text:p>
      <text:p text:style-name="P12"><text:tab/>);</text:p>
      <text:p text:style-name="P12">end component;</text:p>
      <text:p text:style-name="P12">begin</text:p>
      <text:p text:style-name="P16">--operazione dei Carry Look Ahead</text:p>
      <text:p text:style-name="P16"/>
      <text:p text:style-name="P12">CLAI : carrylookahead <text:s/>port map(a(3 downto 0 ),b(3 downto 0 ),cin,s(3 downto 0 ),ci);</text:p>
      <text:p text:style-name="P16"><text:soft-page-break/></text:p>
      <text:p text:style-name="P12">CLA0 : carrylookahead <text:s/>port map(a(7 downto 4),b(7 downto 4),'0',s0,c0);</text:p>
      <text:p text:style-name="P16"/>
      <text:p text:style-name="P12">CLA1 : carrylookahead port map(a(7 downto 4),b(7 downto 4),'1',s1,c1);</text:p>
      <text:p text:style-name="P16"/>
      <text:p text:style-name="P16">--operazioni dei Mux </text:p>
      <text:p text:style-name="P12">M4 : Mux port map(s0(0),s1(0),ci,s(4));</text:p>
      <text:p text:style-name="P12">M5 : Mux port map(s0(1),s1(1),ci,s(5));</text:p>
      <text:p text:style-name="P12">M6 : Mux port map(s0(2),s1(2),ci,s(6));</text:p>
      <text:p text:style-name="P12">M7 : Mux port map(s0(3),s1(3),ci,s(7));</text:p>
      <text:p text:style-name="P16">-- mux che calcola il riporto finale </text:p>
      <text:p text:style-name="P12">MC :Mux port map(c0,c1,ci,cout);</text:p>
      <text:p text:style-name="P12"/>
      <text:p text:style-name="P12">end CS8b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SIMULAZIONE</text:p>
      <text:p text:style-name="P17"/>
      <text:p text:style-name="P19">--file di testing per il CarrySelect ad 8 bit con almeno dieci coppie di operanti</text:p>
      <text:p text:style-name="P19"/>
      <text:p text:style-name="P19">--definizione dell'entita' astratta</text:p>
      <text:p text:style-name="P13">Entity TestCarrySelect8 is</text:p>
      <text:p text:style-name="P19">--entity astratta e percio' vuota</text:p>
      <text:p text:style-name="P13">end TestCarrySelect8;</text:p>
      <text:p text:style-name="P18"/>
      <text:p text:style-name="P19">--definizione dell'architettura</text:p>
      <text:p text:style-name="P13">Architecture SimCS8b of TestCarrySelect8 is</text:p>
      <text:p text:style-name="P19">--si richiama il componente da utilizzare</text:p>
      <text:p text:style-name="P13">component CarrySelect8 is</text:p>
      <text:p text:style-name="P13"/>
      <text:p text:style-name="P18"><text:tab/><text:span text:style-name="T1">port(</text:span></text:p>
      <text:p text:style-name="P13"><text:tab/><text:tab/>a,b : in bit_Vector(7 downto 0);</text:p>
      <text:p text:style-name="P13"><text:tab/><text:tab/>cin : in bit;</text:p>
      <text:p text:style-name="P13"><text:tab/><text:tab/>s : out bit_Vector(7 downto 0);</text:p>
      <text:p text:style-name="P13"><text:tab/><text:tab/>cout : out bit</text:p>
      <text:p text:style-name="P13"><text:tab/><text:tab/>);</text:p>
      <text:p text:style-name="P13">end component;</text:p>
      <text:p text:style-name="P20"/>
      <text:p text:style-name="P20">--si definiscono i segnali che si vogliono usare per l'utilizzo del componente</text:p>
      <text:p text:style-name="P20"/>
      <text:p text:style-name="P19">--ingressi</text:p>
      <text:p text:style-name="P13">signal ia,ib: bit_Vector(7 downto 0);</text:p>
      <text:p text:style-name="P13">signal icin : bit;</text:p>
      <text:p text:style-name="P19">--uscite</text:p>
      <text:p text:style-name="P13">signal os: bit_Vector(7 downto 0);</text:p>
      <text:p text:style-name="P13">signal ocout: bit;</text:p>
      <text:p text:style-name="P18"/>
      <text:p text:style-name="P13">begin</text:p>
      <text:p text:style-name="P13"/>
      <text:p text:style-name="P19">--implementazione del circuito denominato tale(nella dichiarazione del componente)</text:p>
      <text:p text:style-name="P19"/>
      <text:p text:style-name="P13">circuito : CarrySelect8 </text:p>
      <text:p text:style-name="P13"/>
      <text:p text:style-name="P18"><text:tab/><text:span text:style-name="T1">port map(ia,ib,icin,os,ocout);</text:span></text:p>
      <text:p text:style-name="P18"/>
      <text:p text:style-name="P18"><text:tab/><text:span text:style-name="T1">process</text:span></text:p>
      <text:p text:style-name="P18"><text:span text:style-name="T1"><text:tab/></text:span><text:span text:style-name="T5">--si instanzia il componente</text:span></text:p>
      <text:p text:style-name="P19"><text:tab/><text:span text:style-name="T1">begin</text:span></text:p>
      <text:p text:style-name="P13"><text:tab/></text:p>
      <text:p text:style-name="P18"/>
      <text:p text:style-name="P18"><text:span text:style-name="T5"><text:tab/>--si devono assegnare dei valori che i segnali di</text:span> <text:tab/><text:span text:style-name="T5">ingresso devono assumere negli istanti di tempo </text:span></text:p>
      <text:p text:style-name="P19"><text:tab/>considerati</text:p>
      <text:p text:style-name="P19"><text:tab/>--gli ingressi sono vettori!</text:p>
      <text:p text:style-name="P19"><text:tab/></text:p>
      <text:p text:style-name="P19"/>
      <text:p text:style-name="P19"/>
      <text:p text:style-name="P18"><text:soft-page-break/><text:tab/><text:span text:style-name="T5">--PRIMA COPPIA:inizializzazione a zero</text:span></text:p>
      <text:p text:style-name="P14"><text:tab/><text:span text:style-name="T6">ia&lt;="00000000";ib&lt;="00000000";</text:span></text:p>
      <text:p text:style-name="P15"><text:tab/>icin&lt;='1';<text:tab/><text:span text:style-name="T7">--risultato= 0 0000 0001</text:span></text:p>
      <text:p text:style-name="P15"><text:tab/>wait for 10 ns; </text:p>
      <text:p text:style-name="P19"><text:tab/></text:p>
      <text:p text:style-name="P19"><text:tab/>--SECONDA COPPIA:inizializzazione ad uno</text:p>
      <text:p text:style-name="P13"><text:tab/>ia&lt;="11111111";ib&lt;="11111111";</text:p>
      <text:p text:style-name="P13"><text:tab/>icin&lt;='0';<text:span text:style-name="T7"><text:tab/>--risultato 1 1111 1110</text:span></text:p>
      <text:p text:style-name="P13"><text:tab/>wait for 15 ns; </text:p>
      <text:p text:style-name="P18"/>
      <text:p text:style-name="P18"><text:tab/><text:span text:style-name="T5">--TERZA COPPIA</text:span></text:p>
      <text:p text:style-name="P18"><text:tab/><text:span text:style-name="T1">ia&lt;="00001111";</text:span></text:p>
      <text:p text:style-name="P13"><text:tab/>icin&lt;='1';<text:span text:style-name="T7"><text:tab/>--risultato 1 0000 1111</text:span></text:p>
      <text:p text:style-name="P13"><text:tab/>wait for 10 ns;</text:p>
      <text:p text:style-name="P18"/>
      <text:p text:style-name="P18"><text:tab/><text:span text:style-name="T5">--QUARTA COPPIA: bit alternati</text:span></text:p>
      <text:p text:style-name="P18"><text:tab/><text:span text:style-name="T1">ia&lt;="01010101";ib&lt;="10101010";</text:span></text:p>
      <text:p text:style-name="P13"><text:tab/>icin&lt;='0';<text:span text:style-name="T7"><text:tab/>--risultato 0 1111 1111</text:span></text:p>
      <text:p text:style-name="P13"><text:tab/>wait for 15 ns; </text:p>
      <text:p text:style-name="P13"><text:tab/></text:p>
      <text:p text:style-name="P18"><text:tab/><text:span text:style-name="T5">--QUINTA COPPIA:</text:span></text:p>
      <text:p text:style-name="P13"><text:tab/>icin&lt;='1';<text:tab/><text:span text:style-name="T7">--risultato 1 0000 0000</text:span></text:p>
      <text:p text:style-name="P13"><text:tab/>wait for 10 ns;</text:p>
      <text:p text:style-name="P18"><text:tab/></text:p>
      <text:p text:style-name="P18"><text:tab/><text:span text:style-name="T5">--SESTA COPPIA</text:span></text:p>
      <text:p text:style-name="P18"><text:tab/><text:span text:style-name="T1">ia&lt;="10000001";ib&lt;="00001000";</text:span></text:p>
      <text:p text:style-name="P13"><text:tab/>icin&lt;='0';<text:tab/><text:span text:style-name="T7">--risultato 0 1000 1001</text:span></text:p>
      <text:p text:style-name="P13"><text:tab/>wait for 15 ns;</text:p>
      <text:p text:style-name="P18"/>
      <text:p text:style-name="P18"><text:tab/><text:span text:style-name="T5">--SETTIMA COPPIA</text:span></text:p>
      <text:p text:style-name="P13"><text:tab/>ia&lt;="00011000";ib&lt;="00000111";</text:p>
      <text:p text:style-name="P13"><text:tab/>icin&lt;='1';<text:tab/><text:span text:style-name="T7">--risultato 0 0010 0000</text:span></text:p>
      <text:p text:style-name="P13"><text:tab/>wait for 10 ns;</text:p>
      <text:p text:style-name="P18"><text:tab/></text:p>
      <text:p text:style-name="P18"><text:tab/><text:span text:style-name="T5">--OTTAVA COPPIA</text:span></text:p>
      <text:p text:style-name="P13"><text:tab/>ia&lt;="01111111";ib&lt;="00000000";</text:p>
      <text:p text:style-name="P13"><text:tab/>icin&lt;='1';<text:tab/><text:span text:style-name="T7">--risultato 0 1000 0000</text:span></text:p>
      <text:p text:style-name="P13"><text:tab/>wait for 15 ns;</text:p>
      <text:p text:style-name="P13"><text:tab/></text:p>
      <text:p text:style-name="P18"><text:tab/><text:span text:style-name="T5">--NONA COPPIA</text:span></text:p>
      <text:p text:style-name="P13"><text:tab/>ia&lt;="11101010";ib&lt;="01110101";</text:p>
      <text:p text:style-name="P13"><text:tab/>icin&lt;='1';<text:tab/><text:span text:style-name="T7">--risultato 1 0110 0000</text:span></text:p>
      <text:p text:style-name="P13"><text:tab/>wait for 10 ns;</text:p>
      <text:p text:style-name="P13"/>
      <text:p text:style-name="P18"><text:tab/></text:p>
      <text:p text:style-name="P18"><text:tab/><text:span text:style-name="T5">--DECIMA COPPIA</text:span></text:p>
      <text:p text:style-name="P13"><text:tab/>ia&lt;="00000001";ib&lt;="00000001";</text:p>
      <text:p text:style-name="P13"><text:tab/>icin&lt;='1';<text:tab/><text:span text:style-name="T7">--risultato 0 0000 0011</text:span></text:p>
      <text:p text:style-name="P13"><text:tab/>wait for 15 ns;</text:p>
      <text:p text:style-name="P19"/>
      <text:p text:style-name="P19"><text:tab/>--UNDICESIMA COPPIA</text:p>
      <text:p text:style-name="P13"><text:tab/>ia&lt;="10000000";ib&lt;="10000000";</text:p>
      <text:p text:style-name="P13"><text:tab/>icin&lt;='0';<text:tab/><text:span text:style-name="T7">--risultato 1 0000 0000</text:span></text:p>
      <text:p text:style-name="P13"><text:tab/>wait for 10 ns;</text:p>
      <text:p text:style-name="P18"><text:tab/></text:p>
      <text:p text:style-name="P18"><text:tab/></text:p>
      <text:p text:style-name="P19"><text:soft-page-break/><text:tab/>--si conclude il processo</text:p>
      <text:p text:style-name="P18"><text:tab/><text:span text:style-name="T1">end process;</text:span></text:p>
      <text:p text:style-name="P19"/>
      <text:p text:style-name="P19">--si conclude la simulazione</text:p>
      <text:p text:style-name="P13">end SimCS8b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2T12:38:08.142000000</dc:date>
    <meta:editing-duration>PT1H49M11S</meta:editing-duration>
    <meta:editing-cycles>10</meta:editing-cycles>
    <meta:generator>LibreOffice/4.4.4.3$Windows_x86 LibreOffice_project/2c39ebcf046445232b798108aa8a7e7d89552ea8</meta:generator>
    <meta:document-statistic meta:table-count="0" meta:image-count="0" meta:object-count="0" meta:page-count="8" meta:paragraph-count="183" meta:word-count="757" meta:character-count="4629" meta:non-whitespace-character-count="3917"/>
  </office:meta>
</office:document-meta>
</file>